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9" style:family="table-column">
      <style:table-column-properties fo:break-before="auto" style:column-width="2.967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7.5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2"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table:number-columns-repeated="20"/>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table:number-columns-repeated="20"/>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START IN THIS CELL</text:p>
          </table:table-cell>
          <table:table-cell table:number-columns-repeated="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1">00/00/0000</text:date>, <text:time style:data-style-name="N2" text:time-value="11:06:56.390330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9-01T11:09:24.472841955</dc:date>
    <meta:editing-duration>PT57S</meta:editing-duration>
    <meta:editing-cycles>7</meta:editing-cycles>
    <meta:document-statistic meta:table-count="1" meta:cell-count="80" meta:object-count="0"/>
  </office:meta>
</office:document-meta>
</file>